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Projekt monitoringu</text:p>
      <text:p text:style-name="P2">Technika Mikroprocesorowa 2013/2014</text:p>
      <text:p text:style-name="P3">Autorzy:</text:p>
      <text:p text:style-name="P4">Cieśla Łukasz</text:p>
      <text:p text:style-name="P5">Lichoń Tomasz</text:p>
      <text:soft-page-break/>
      <text:p text:style-name="P6">Spis treści:</text:p>
      <text:soft-page-break/>
      <text:p text:style-name="P7">Cel:</text:p>
      <text:p text:style-name="P8"/>
      <text:p text:style-name="P9">Projektowane urządzenie ma za zadanie pełnić rolę monitoringu<text:s/>antywłamaniowego. W momencie kiedy wykryje ono ruch w kadrze kamery, rozpocznie nagrywanie i prześle jego zapis na zdefiniowany adres mailowy. Po zniknięciu zauważonego wcześniej obiektu, urządzenie kończy nagrywanie i powraca do początkowego stanu oczekiwania, tak aby na skrzynkę elektroniczną trafiały wyłącznie istotne nagrania.</text:p>
      <text:p text:style-name="P10"/>
      <text:p text:style-name="P11">Potrzebny sprzęt:</text:p>
      <text:p text:style-name="P12"/>
      <text:p text:style-name="P13">Projekt działa w oparciu o komputer Raspberry Pi model B <text:s/>rev 2.0, wyposażony w złącze Ethernet i port USB do którego podłączono kamerę internetową. Rolę pamięci pełni karta SD.</text:p>
      <text:p text:style-name="P14">Wyszczególniony komputer został wybrany głównie ze względu na niewielki rozmiar, stosunkowo niską cenę, oraz łatwość integracji z zewnętrznymi urządzeniami (jak np. kamera USB).</text:p>
      <text:p text:style-name="P15"/>
      <text:p text:style-name="P16">Oprogramowanie:</text:p>
      <text:p text:style-name="P17"/>
      <text:p text:style-name="P18">System jest programowany w języku C. Podstawę stanowi algorytm porównujący 2 zdjęcia zrobione w pewnym odstępie czasu i decydujący, czy zmiana wyglądu pomieszczenia jest na tyle istotna aby rozpocząć nagrywanie (lub też zakończyć gdy nie dzieje się już nic ciekawego). Kolejny etap to nagrywanie<text:s/>widoku z kamery, kompresja obrazu i równoczesne przesyłanie fragmentów nagrań pod wskazany adres e-mail. Duże wyzwanie stanowi optymalne zaprojektowanie i zbalansowanie powyższych algorytmów, tak aby dysponowana moc obliczeniowa oraz przepustowość łącza pozwoliły na równoczesne wysyłanie i nagrywanie obrazu (co jest konieczne ze względu na ograniczenia pamięciowe).</text:p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caKomp</meta:initial-creator>
    <dc:creator>UcaKomp</dc:creator>
    <meta:creation-date>2013-10-28T17:55:00Z</meta:creation-date>
    <dc:date>2013-11-04T16:35:00Z</dc:date>
    <meta:template xlink:href="Normal" xlink:type="simple"/>
    <meta:editing-cycles>1</meta:editing-cycles>
    <meta:editing-duration>PT420S</meta:editing-duration>
    <meta:document-statistic meta:page-count="3" meta:paragraph-count="3" meta:word-count="233" meta:character-count="1564" meta:row-count="11" meta:non-whitespace-character-count="1334"/>
  </office:meta>
</office:document-meta>
</file>